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4792in" fo:margin-left="0in" fo:margin-top="0in" fo:margin-bottom="0in" table:align="left"/>
    </style:style>
    <style:style style:name="Table1.A" style:family="table-column">
      <style:table-column-properties style:column-width="3.0729in"/>
    </style:style>
    <style:style style:name="Table1.B" style:family="table-column">
      <style:table-column-properties style:column-width="3.4056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" fo:padding="0.0194in" fo:border="1pt solid #000000"/>
    </style:style>
    <style:style style:name="Table1.B1" style:family="table-cell">
      <style:table-cell-properties style:vertical-align="" fo:padding="0.0194in" fo:border-left="none" fo:border-right="1pt solid #000000" fo:border-top="1pt solid #000000" fo:border-bottom="1pt solid #000000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padding="0.0194in" fo:border-left="1pt solid #000000" fo:border-right="1pt solid #000000" fo:border-top="none" fo:border-bottom="1pt solid #000000"/>
    </style:style>
    <style:style style:name="Table1.B2" style:family="table-cell">
      <style:table-cell-properties style:vertical-align="" fo:padding="0.0194in" fo:border-left="none" fo:border-right="1pt solid #000000" fo:border-top="none" fo:border-bottom="1pt solid #000000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color="#242729" fo:font-size="11.5pt" style:font-size-asian="11.5pt" style:font-size-complex="11.5pt" fo:background-color="#ffffff"/>
    </style:style>
    <style:style style:name="P3" style:family="paragraph" style:parent-style-name="Standard">
      <style:text-properties fo:font-style="italic" fo:font-weight="bold" style:font-style-asian="italic" style:font-weight-asian="bold"/>
    </style:style>
    <style:style style:name="P4" style:family="paragraph" style:parent-style-name="Standard">
      <style:text-properties style:font-name="Consolas" style:font-name-asian="Consolas1" style:font-name-complex="Consolas1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.1665in" fo:margin-bottom="0in" loext:contextual-spacing="false" fo:line-height="100%" fo:text-align="justify" style:justify-single-word="false"/>
    </style:style>
    <style:style style:name="P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Standard" style:master-page-name="Standard">
      <style:paragraph-properties fo:text-align="justify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style:font-name="Consolas" fo:font-weight="bold" style:font-name-asian="Consolas1" style:font-weight-asian="bold" style:font-name-complex="Consolas1"/>
    </style:style>
    <style:style style:name="T4" style:family="text">
      <style:text-properties style:font-name="Consolas" style:font-name-asian="Consolas1" style:font-name-complex="Consolas1"/>
    </style:style>
    <style:style style:name="T5" style:family="text">
      <style:text-properties style:font-name="Consolas" fo:font-size="9pt" style:font-name-asian="Consolas1" style:font-size-asian="9pt" style:font-name-complex="Consolas1" style:font-size-complex="9pt"/>
    </style:style>
    <style:style style:name="T6" style:family="text">
      <style:text-properties fo:color="#242729" fo:background-color="#ffffff"/>
    </style:style>
    <style:style style:name="T7" style:family="text">
      <style:text-properties fo:color="#242729" fo:background-color="#eff0f1" loext:char-shading-value="0"/>
    </style:style>
    <style:style style:name="T8" style:family="text">
      <style:text-properties fo:color="#242729" fo:font-weight="bold" style:font-weight-asian="bold" fo:background-color="#ffffff"/>
    </style:style>
    <style:style style:name="T9" style:family="text">
      <style:text-properties fo:color="#242729" style:text-position="sub 58%" fo:font-weight="bold" style:font-weight-asian="bold" fo:background-color="#ffffff"/>
    </style:style>
    <style:style style:name="T10" style:family="text">
      <style:text-properties fo:color="#242729" style:text-position="sub 58%" fo:background-color="#eff0f1" loext:char-shading-value="0"/>
    </style:style>
    <style:style style:name="T11" style:family="text">
      <style:text-properties fo:color="#242729" style:text-position="sub 58%" fo:font-size="12pt" style:font-size-asian="12pt" style:font-size-complex="12pt"/>
    </style:style>
    <style:style style:name="T12" style:family="text">
      <style:text-properties fo:color="#242729" style:text-position="super 58%" fo:background-color="#eff0f1" loext:char-shading-value="0"/>
    </style:style>
    <style:style style:name="T13" style:family="text">
      <style:text-properties fo:color="#242729" fo:font-size="12pt" style:font-size-asian="12pt" style:font-size-complex="12pt"/>
    </style:style>
    <style:style style:name="T14" style:family="text">
      <style:text-properties fo:color="#242729" fo:font-style="italic" fo:font-weight="bold" style:font-style-asian="italic" style:font-weight-asian="bold" fo:background-color="#ffffff"/>
    </style:style>
    <style:style style:name="T15" style:family="text">
      <style:text-properties fo:font-size="8pt" fo:font-weight="bold" style:font-size-asian="8pt" style:font-weight-asian="bold" style:font-size-complex="8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Задача 1.</text:span> По въведени от потребителят две дати (формат DD:MM:YYYY) да се провери дали са валидни и ако да - колко дни е разликата между тях.</text:p>
      <text:p text:style-name="P1"/>
      <text:p text:style-name="P1"><text:span text:style-name="T1">Задача 2.</text:span> Напишете програма, която въвежда от клавиатурата естествено число, намира броя на различните му цифри и извежда резултата на екрана.</text:p>
      <text:p text:style-name="Standard"/>
      <text:p text:style-name="Standard"><text:span text:style-name="T2">Пример:</text:span></text:p>
      <text:p text:style-name="Standard"><text:span text:style-name="T3">Вход:<text:tab/><text:tab/><text:tab/>Изход:</text:span></text:p>
      <text:p text:style-name="Standard"><text:span text:style-name="T4">3<text:tab/><text:tab/><text:tab/>1</text:span></text:p>
      <text:p text:style-name="Standard"><text:span text:style-name="T4">12341235<text:tab/><text:tab/>5</text:span></text:p>
      <text:p text:style-name="Standard"><text:span text:style-name="T4">11111111<text:tab/><text:tab/>1</text:span></text:p>
      <text:p text:style-name="Standard"/>
      <text:p text:style-name="P1"><text:span text:style-name="T1">Задача 3.</text:span> <text:span text:style-name="T6">Напишете функция </text:span><text:span text:style-name="T1">partialPrimeSum</text:span>, която приема цяло положително число <text:span text:style-name="T1">N &gt; 1</text:span>, пресмята сумата <text:span text:style-name="T7">x + y</text:span><text:span text:style-name="T6">, където </text:span><text:span text:style-name="T8">х</text:span><text:span text:style-name="T6"> е произведението на възможно най-много прости числа </text:span><text:span text:style-name="T8">p</text:span><text:span text:style-name="T9">1</text:span><text:span text:style-name="T8">, p</text:span><text:span text:style-name="T9">2</text:span><text:span text:style-name="T8">, …, p</text:span><text:span text:style-name="T9">n</text:span><text:span text:style-name="T6"> от интервала [1, N], такива че </text:span><text:span text:style-name="T7">p</text:span><text:span text:style-name="T10">1</text:span><text:span text:style-name="T7"> * p</text:span><text:span text:style-name="T10">2</text:span><text:span text:style-name="T7"> * … * p</text:span><text:span text:style-name="T10">n</text:span><text:span text:style-name="T7"> &lt; N</text:span><text:span text:style-name="T6">. Ако няма такива прости числа, считаме че произведението е 1. Съответно </text:span><text:span text:style-name="T8">у</text:span><text:span text:style-name="T6"> е произведението на възможно най-много прости числа </text:span><text:span text:style-name="T8">q</text:span><text:span text:style-name="T9">1</text:span><text:span text:style-name="T8">, q</text:span><text:span text:style-name="T9">2</text:span><text:span text:style-name="T8">, …,q</text:span><text:span text:style-name="T9">m-1</text:span><text:span text:style-name="T8">, q</text:span><text:span text:style-name="T9">m</text:span><text:span text:style-name="T6"> от интервала [1, N], такива че </text:span><text:span text:style-name="T7">q</text:span><text:span text:style-name="T10">1</text:span><text:span text:style-name="T7"> * q</text:span><text:span text:style-name="T10">2</text:span><text:span text:style-name="T7"> * … * q</text:span><text:span text:style-name="T10">m-1 </text:span><text:span text:style-name="T7">* q</text:span><text:span text:style-name="T10">m</text:span><text:span text:style-name="T7"> &gt;= N</text:span><text:span text:style-name="T6">, но </text:span><text:span text:style-name="T7">q</text:span><text:span text:style-name="T10">1</text:span><text:span text:style-name="T7">* q</text:span><text:span text:style-name="T10">2</text:span><text:span text:style-name="T7"> * … * q</text:span><text:span text:style-name="T10">m-1 </text:span><text:span text:style-name="T7">&lt; N</text:span><text:span text:style-name="T6">. След като пресметнете сумата, напишете друга функция, която приема тази сума, намира най-голямото число </text:span><text:span text:style-name="T8">М</text:span><text:span text:style-name="T6">, което е степен на 2, такова че </text:span><text:span text:style-name="T7">2</text:span><text:span text:style-name="T12">M</text:span><text:span text:style-name="T7"> &lt;= N</text:span><text:span text:style-name="T6">. Напишете подходящи съобщения на конзолата спрямо това дали </text:span><text:span text:style-name="T7">M &lt; q</text:span><text:span text:style-name="T10">m</text:span><text:span text:style-name="T7">, M = q</text:span><text:span text:style-name="T10">m</text:span><text:span text:style-name="T7">, M &gt; q</text:span><text:span text:style-name="T10">m</text:span><text:span text:style-name="T6">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16">Сценарий</text:span></text:p>
          </table:table-cell>
          <table:table-cell table:style-name="Table1.B1" office:value-type="string">
            <text:p text:style-name="P5"><text:span text:style-name="T16">Изход</text:span></text:p>
          </table:table-cell>
        </table:table-row>
        <table:table-row table:style-name="Table1.2">
          <table:table-cell table:style-name="Table1.A2" office:value-type="string">
            <text:p text:style-name="P5"><text:span text:style-name="T13">M &lt; q</text:span><text:span text:style-name="T11">m</text:span></text:p>
          </table:table-cell>
          <table:table-cell table:style-name="Table1.B2" office:value-type="string">
            <text:p text:style-name="P5"><text:span text:style-name="T16">M is less than the last prime in the product.</text:span></text:p>
          </table:table-cell>
        </table:table-row>
        <table:table-row table:style-name="Table1.3">
          <table:table-cell table:style-name="Table1.A2" office:value-type="string">
            <text:p text:style-name="P5"><text:span text:style-name="T13">M == q</text:span><text:span text:style-name="T11">m</text:span></text:p>
          </table:table-cell>
          <table:table-cell table:style-name="Table1.B2" office:value-type="string">
            <text:p text:style-name="P5"><text:span text:style-name="T16">M is equal to the last prime in the product.</text:span></text:p>
          </table:table-cell>
        </table:table-row>
        <table:table-row table:style-name="Table1.4">
          <table:table-cell table:style-name="Table1.A2" office:value-type="string">
            <text:p text:style-name="P5"><text:span text:style-name="T13">M &gt; q</text:span><text:span text:style-name="T11">m</text:span></text:p>
          </table:table-cell>
          <table:table-cell table:style-name="Table1.B2" office:value-type="string">
            <text:p text:style-name="P5"><text:span text:style-name="T16">M is more than the last prime in the product.</text:span></text:p>
          </table:table-cell>
        </table:table-row>
      </table:table>
      <text:p text:style-name="P6"><text:span text:style-name="T14">Пример:</text:span><text:span text:style-name="T6"> N = 500, тогава x = 2*3*5*7=210, а y = 2*3*5*7*11=2310, x + y = 2520. 211 = 2048, следователно M = 11. Виждаме, че последният прост множител на у е 11, следователно изходът е “M is equal to the last prime in the product.“</text:span></text:p>
      <text:p text:style-name="P2"/>
      <text:p text:style-name="Standard"><text:span text:style-name="T1">Задача 4.</text:span> Даден е масив от N числа. Те са подредени от началото до някаква позиция m и след това от позиция n != m до последния. Намерете стойностите на индексите m и n.</text:p>
      <text:p text:style-name="Standard"/>
      <text:p text:style-name="Standard"><text:span text:style-name="T1">Задача 5.</text:span> Екипът умни разработчици зад “FMIvalut” научил, че за да върви добре бизнесът трябва да се събират и анализират много данни за потребителите (някой споменал нещо за GDPR, ама на хората от екипа това нищо не му говорело и те бързо забравили).</text:p>
      <text:p text:style-name="Standard">Екипът добре се потрудил събрал доста номера на карти. Сега от вас се очаква да им дадете малко информация.</text:p>
      <text:p text:style-name="Standard">Програмата, която ви молят да напишете, трябва да прочете от клавиатурата цяло число <text:span text:style-name="T2">count</text:span>, което показва с колко номера карти разполага екипът на “FMIvalut” (колкото и да са се опитвали и да им се е искало, все пак не са успели да съберат повече от 5000 номера). След това ще прочетете тези номера на карти. Задачата ви е:</text:p>
      <text:p text:style-name="Standard">Да премахнете всички карти, които не са валидни (за правилата на валидност погледнете домашни 1 и 2).</text:p>
      <text:p text:style-name="Standard">Изведете броят на валидните и на невалидните карти.</text:p>
      <text:p text:style-name="Standard">След това трябва да отделите картите на студентите от всяка различна специалност на различно място и за всяка специалност да изведете на екрана:</text:p>
      <text:list xml:id="list923211199" text:style-name="WWNum3">
        <text:list-item>
          <text:p text:style-name="P7"><text:soft-page-break/>колко са всички карти;</text:p>
        </text:list-item>
        <text:list-item>
          <text:p text:style-name="P7">най-големият и най-малкият номер на карти за мъжете и за жените;</text:p>
        </text:list-item>
        <text:list-item>
          <text:p text:style-name="P7">броят на синеоките жени;</text:p>
        </text:list-item>
        <text:list-item>
          <text:p text:style-name="P7">броят на тъмнокосите мъже.</text:p>
        </text:list-item>
      </text:list>
      <text:p text:style-name="P10"/>
      <text:p text:style-name="Standard">А за всички карти трябва да намерите:</text:p>
      <text:list xml:id="list3320489388" text:style-name="WWNum1">
        <text:list-item>
          <text:p text:style-name="P8">Колко процента от картите са с версии по-малки от 3 (за да знаете дали можете да премахнете старото API);</text:p>
        </text:list-item>
        <text:list-item>
          <text:p text:style-name="P8">Колко процента от картите са на жени и колко са на мъже;</text:p>
        </text:list-item>
        <text:list-item>
          <text:p text:style-name="P8">Проверете дали всички идентификатори са различни (няма повторение).</text:p>
        </text:list-item>
      </text:list>
      <text:p text:style-name="P10"/>
      <text:p text:style-name="P10">А също</text:p>
      <text:list xml:id="list464197241" text:style-name="WWNum2">
        <text:list-item>
          <text:p text:style-name="P9">Намерете специалността с най-висок процент жени;</text:p>
        </text:list-item>
        <text:list-item>
          <text:p text:style-name="P9">Намерете в коя специалност има най-много на брой синеоки студенти.</text:p>
        </text:list-item>
      </text:list>
      <text:p text:style-name="Standard"/>
      <text:p text:style-name="Standard"><text:span text:style-name="T1">Задача 6. </text:span>Вашата програма трябва да въведе масив от цели числа. След това трябва да премахнете всички последователни повторения и да изведете резултата:</text:p>
      <text:p text:style-name="P3"/>
      <text:p text:style-name="Standard"><text:span text:style-name="T2">Пример:</text:span></text:p>
      <text:p text:style-name="Standard"><text:span text:style-name="T3">Вход:<text:tab/><text:tab/><text:tab/><text:tab/>Изход:</text:span></text:p>
      <text:p text:style-name="Standard"><text:span text:style-name="T4">10<text:tab/><text:tab/><text:tab/><text:tab/>1 2 4 3 4 1</text:span></text:p>
      <text:p text:style-name="Standard"><text:span text:style-name="T4">1 2 2 4 3 3 3 4 4 1</text:span></text:p>
      <text:p text:style-name="P4"/>
      <text:p text:style-name="Standard"><text:span text:style-name="T1">Задача 7. </text:span>Вашата програма трябва да въведе масив от цели числа. След това трябва да намерите броя на числата, строго по-големи от средноаритметичното на всички числа.</text:p>
      <text:p text:style-name="P3"/>
      <text:p text:style-name="Standard"><text:span text:style-name="T2">Пример:</text:span></text:p>
      <text:p text:style-name="Standard"><text:span text:style-name="T3">Вход:<text:tab/><text:tab/><text:tab/><text:tab/>Изход:</text:span></text:p>
      <text:p text:style-name="Standard"><text:span text:style-name="T4">10<text:tab/><text:tab/><text:tab/><text:tab/>6</text:span></text:p>
      <text:p text:style-name="Standard"><text:soft-page-break/><text:span text:style-name="T4">1 2 2 4 3 3 3 4 4 1</text:span></text:p>
      <text:p text:style-name="Standard"/>
      <text:p text:style-name="Standard"><text:span text:style-name="T1">Задача 8.</text:span> Напиште програма, която при въведено число n извежда на екрана следната картинка от<text:line-break/>2*n -1 реда - пясъчен часовник.</text:p>
      <text:p text:style-name="Standard"/>
      <text:p text:style-name="Standard"><text:span text:style-name="T5">1 2 3 4 ... n ... 4 3 2 1</text:span></text:p>
      <text:p text:style-name="Standard"><text:span text:style-name="T5"><text:s text:c="2"/>2 3 4 ... n ... 4 3 2</text:span></text:p>
      <text:p text:style-name="Standard"><text:span text:style-name="T5"><text:s text:c="4"/>3 4 ... n ... 4 3</text:span></text:p>
      <text:p text:style-name="P11"><text:span text:style-name="T5"><text:s/>.......</text:span></text:p>
      <text:p text:style-name="P11"><text:span text:style-name="T5"><text:s text:c="4"/>n</text:span></text:p>
      <text:p text:style-name="P11"><text:span text:style-name="T5"><text:s/>.......</text:span></text:p>
      <text:p text:style-name="Standard"><text:span text:style-name="T5"><text:s text:c="4"/>3 4 ... n ... 4 3</text:span></text:p>
      <text:p text:style-name="Standard"><text:span text:style-name="T5"><text:s text:c="2"/>2 3 4 ... n ... 4 3 2</text:span></text:p>
      <text:p text:style-name="Standard"><text:span text:style-name="T5">1 2 3 4 ... n ... 4 3 2 1</text:span></text:p>
      <text:p text:style-name="P4"/>
      <text:p text:style-name="P1"><text:span text:style-name="T1">Задача 9.</text:span> Напишете програма, която прочита от клавиатурата матрица от цели числа и проверява дали в нея има два еднакви реда. Ако това е така извежда номерата им, ако не изписва “No equal rows”.</text:p>
      <text:p text:style-name="P4"/>
      <text:p text:style-name="P1"><text:span text:style-name="T1">Задача 10.</text:span> Напишете програма, която прочита от клавиатурата матрица от цели числа и намира и извежда на екрана тази колона, която има най-малка сума от елементите с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374in" fo:margin-bottom="0.3854in" fo:margin-left="0.5in" fo:margin-right="0.2709in" fo:background-color="#ffffff" style:writing-mode="lr-tb" style:layout-grid-color="#c0c0c0" style:layout-grid-lines="276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57" meta:word-count="801" meta:character-count="4167" meta:non-whitespace-character-count="3396"/>
    <meta:generator>LibreOfficeDev/6.0.5.2$Linux_X86_64 LibreOffice_project/</meta:generator>
  </office:meta>
</office:document-meta>
</file>